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droid sans mono" svg:font-family="'droid sans mono', inconsolata, menlo, consolas, 'bitstream vera sans mono', courier, monospace"/>
  </office:font-face-decls>
  <office:automatic-styles>
    <style:style style:name="P1" style:family="paragraph" style:parent-style-name="Preformatted_20_Text">
      <style:text-properties officeooo:paragraph-rsid="00185d8f"/>
    </style:style>
    <style:style style:name="P2" style:family="paragraph" style:parent-style-name="Standard">
      <style:text-properties fo:font-weight="bold" officeooo:rsid="00157cab" officeooo:paragraph-rsid="00157cab" style:font-weight-asian="bold" style:font-weight-complex="bold"/>
    </style:style>
    <style:style style:name="P3" style:family="paragraph" style:parent-style-name="Standard">
      <style:text-properties fo:font-weight="bold" officeooo:rsid="00185d8f" officeooo:paragraph-rsid="00185d8f" style:font-weight-asian="bold" style:font-weight-complex="bold"/>
    </style:style>
    <style:style style:name="P4" style:family="paragraph" style:parent-style-name="Standard">
      <style:text-properties officeooo:paragraph-rsid="001c7f2a"/>
    </style:style>
    <style:style style:name="T1" style:family="text">
      <style:text-properties officeooo:rsid="001714d4"/>
    </style:style>
    <style:style style:name="T2" style:family="text">
      <style:text-properties officeooo:rsid="00196a73"/>
    </style:style>
    <style:style style:name="T3" style:family="text">
      <style:text-properties officeooo:rsid="001b0f91"/>
    </style:style>
    <style:style style:name="T4" style:family="text">
      <style:text-properties officeooo:rsid="0020b4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Copy Commands from 1 file to another <text:span text:style-name="T1">manual 3</text:span></text:p>
      <text:p text:style-name="Standard"/>
      <text:p text:style-name="Standard">abdul@abdul-HP-EliteBook-840-G4:~/Documents/BSCS-4_semester/OS_LAbs/Final_exam$ cat &gt; hello.txt</text:p>
      <text:p text:style-name="Standard">From hello.txt</text:p>
      <text:p text:style-name="Standard">abdul@abdul-HP-EliteBook-840-G4:~/Documents/BSCS-4_semester/OS_LAbs/Final_exam$ cat hello.txt&gt;output.txt </text:p>
      <text:p text:style-name="Standard">abdul@abdul-HP-EliteBook-840-G4:~/Documents/BSCS-4_semester/OS_LAbs/Final_exam$ cat output.txt</text:p>
      <text:p text:style-name="Standard">From hello.txt</text:p>
      <text:p text:style-name="Standard">abdul@abdul-HP-EliteBook-840-G4:~/Documents/BSCS-4_semester/OS_LAbs/Final_exam$ </text:p>
      <text:p text:style-name="Standard"/>
      <text:p text:style-name="Standard"/>
      <text:p text:style-name="Standard">----------------------------------------------------------------------------------------------------------------------------</text:p>
      <text:p text:style-name="P3">Input From user</text:p>
      <text:p text:style-name="P3"/>
      <text:p text:style-name="Preformatted_20_Text"><text:span text:style-name="Source_20_Text">#include &lt;stdio.h&gt;</text:span></text:p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1"><text:span text:style-name="Source_20_Text"><text:tab/>//integger input</text:span></text:p>
      <text:p text:style-name="Preformatted_20_Text"><text:span text:style-name="Source_20_Text"><text:s text:c="4"/>int testInteger;</text:span></text:p>
      <text:p text:style-name="Preformatted_20_Text"><text:span text:style-name="Source_20_Text"><text:s text:c="4"/>printf("Enter an integer: ");</text:span></text:p>
      <text:p text:style-name="Preformatted_20_Text"><text:span text:style-name="Source_20_Text"><text:s text:c="4"/>scanf("%d", &amp;testInteger); <text:s/></text:span></text:p>
      <text:p text:style-name="Preformatted_20_Text"><text:span text:style-name="Source_20_Text"><text:s text:c="4"/>printf("Number = %d",testInteger);</text:span></text:p>
      <text:p text:style-name="Preformatted_20_Text"><text:span text:style-name="Source_20_Text">-------------------------------------------</text:span></text:p>
      <text:p text:style-name="Preformatted_20_Text"><text:span text:style-name="Source_20_Text">//</text:span><text:span text:style-name="Source_20_Text"><text:span text:style-name="T2">char input</text:span></text:span></text:p>
      <text:p text:style-name="Preformatted_20_Text"><text:span text:style-name="Source_20_Text">char chr;</text:span></text:p>
      <text:p text:style-name="Preformatted_20_Text"><text:span text:style-name="Source_20_Text"><text:s text:c="4"/>printf("Enter a character: ");</text:span></text:p>
      <text:p text:style-name="Preformatted_20_Text"><text:span text:style-name="Source_20_Text"><text:s text:c="4"/>scanf("%c",&amp;chr); <text:s text:c="4"/></text:span></text:p>
      <text:p text:style-name="Preformatted_20_Text"><text:span text:style-name="Source_20_Text"><text:s text:c="4"/>printf("You entered %c.", chr); <text:s/></text:span></text:p>
      <text:p text:style-name="Preformatted_20_Text"><text:span text:style-name="Source_20_Text">-------------------------------------------</text:span></text:p>
      <text:p text:style-name="Preformatted_20_Text"><text:span text:style-name="Source_20_Text">// </text:span><text:span text:style-name="Source_20_Text"><text:span text:style-name="T4">integer </text:span></text:span><text:span text:style-name="Source_20_Text">taking input and storing it in an array</text:span></text:p>
      <text:p text:style-name="Preformatted_20_Text"><text:span text:style-name="Source_20_Text"><text:s text:c="2"/>for(int i = 0; i &lt; 5; ++i) {</text:span></text:p>
      <text:p text:style-name="Preformatted_20_Text"><text:span text:style-name="Source_20_Text"><text:s text:c="5"/>scanf("%d", &amp;values[i]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printf("Displaying integers: ");</text:span></text:p>
      <text:p text:style-name="Preformatted_20_Text"/>
      <text:p text:style-name="Preformatted_20_Text"><text:span text:style-name="Source_20_Text"><text:s text:c="2"/>// printing elements of an array</text:span></text:p>
      <text:p text:style-name="Preformatted_20_Text"><text:span text:style-name="Source_20_Text"><text:s text:c="2"/>for(int i = 0; i &lt; 5; ++i) {</text:span></text:p>
      <text:p text:style-name="Preformatted_20_Text"><text:span text:style-name="Source_20_Text"><text:s text:c="5"/>printf("%d\n", values[i]);</text:span></text:p>
      <text:p text:style-name="Preformatted_20_Text"><text:span text:style-name="Source_20_Text"><text:s text:c="2"/>}</text:span></text:p>
      <text:p text:style-name="Preformatted_20_Text"><text:span text:style-name="Source_20_Text">-------------------------------------------</text:span></text:p>
      <text:p text:style-name="Preformatted_20_Text"><text:span text:style-name="Source_20_Text">//</text:span><text:span text:style-name="Source_20_Text"><text:span text:style-name="T3">string in c</text:span></text:span></text:p>
      <text:p text:style-name="Preformatted_20_Text"><text:span text:style-name="Source_20_Text">char name[20];</text:span></text:p>
      <text:p text:style-name="Preformatted_20_Text"><text:span text:style-name="Source_20_Text"><text:s text:c="4"/>printf("Enter name: ");</text:span></text:p>
      <text:p text:style-name="Preformatted_20_Text"><text:span text:style-name="Source_20_Text"><text:s text:c="4"/>scanf("%s", name);</text:span></text:p>
      <text:p text:style-name="Preformatted_20_Text"><text:span text:style-name="Source_20_Text"><text:s text:c="4"/>printf("Your name is %s.", name);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<text:s text:c="4"/>return 0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4">----------------------------------------------------------------------------------------------------------------------------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droid sans mono" svg:font-family="'droid sans mono', inconsolata, menlo, consolas, 'bitstream vera sans mono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09:09:54.458567191</meta:creation-date>
    <dc:date>2022-06-04T20:34:42.595046856</dc:date>
    <meta:editing-duration>PT2H39M27S</meta:editing-duration>
    <meta:editing-cycles>11</meta:editing-cycles>
    <meta:generator>LibreOffice/7.3.3.2$Linux_X86_64 LibreOffice_project/30$Build-2</meta:generator>
    <meta:document-statistic meta:table-count="0" meta:image-count="0" meta:object-count="0" meta:page-count="2" meta:paragraph-count="42" meta:word-count="124" meta:character-count="1497" meta:non-whitespace-character-count="1337"/>
  </office:meta>
</office:document-meta>
</file>